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icial</text:p>
          </table:table-cell>
          <table:table-cell office:value-type="float" office:value="-1" calcext:value-type="float">
            <text:p>-1.0000000000</text:p>
          </table:table-cell>
          <table:table-cell office:value-type="float" office:value="0" calcext:value-type="float">
            <text:p>0.0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QRT((1+[.B2])/2)" office:value-type="float" office:value="0" calcext:value-type="float">
            <text:p>0.0000000000</text:p>
          </table:table-cell>
          <table:table-cell table:formula="of:=SQRT( (1-[.B2])/2)" office:value-type="float" office:value="1" calcext:value-type="float">
            <text:p>1.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(1+[.B3])/2)" office:value-type="float" office:value="0.707106781186548" calcext:value-type="float">
            <text:p>0.7071067812</text:p>
          </table:table-cell>
          <table:table-cell table:formula="of:=SQRT( (1-[.B3])/2)" office:value-type="float" office:value="0.707106781186548" calcext:value-type="float">
            <text:p>0.7071067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(1+[.B4])/2)" office:value-type="float" office:value="0.923879532511287" calcext:value-type="float">
            <text:p>0.9238795325</text:p>
          </table:table-cell>
          <table:table-cell table:formula="of:=SQRT( (1-[.B4])/2)" office:value-type="float" office:value="0.38268343236509" calcext:value-type="float">
            <text:p>0.3826834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(1+[.B5])/2)" office:value-type="float" office:value="0.98078528040323" calcext:value-type="float">
            <text:p>0.9807852804</text:p>
          </table:table-cell>
          <table:table-cell table:formula="of:=SQRT( (1-[.B5])/2)" office:value-type="float" office:value="0.195090322016128" calcext:value-type="float">
            <text:p>0.1950903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(1+[.B6])/2)" office:value-type="float" office:value="0.995184726672197" calcext:value-type="float">
            <text:p>0.9951847267</text:p>
          </table:table-cell>
          <table:table-cell table:formula="of:=SQRT( (1-[.B6])/2)" office:value-type="float" office:value="0.0980171403295607" calcext:value-type="float">
            <text:p>0.0980171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(1+[.B7])/2)" office:value-type="float" office:value="0.998795456205172" calcext:value-type="float">
            <text:p>0.9987954562</text:p>
          </table:table-cell>
          <table:table-cell table:formula="of:=SQRT( (1-[.B7])/2)" office:value-type="float" office:value="0.0490676743274178" calcext:value-type="float">
            <text:p>0.04906767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(1+[.B8])/2)" office:value-type="float" office:value="0.999698818696204" calcext:value-type="float">
            <text:p>0.9996988187</text:p>
          </table:table-cell>
          <table:table-cell table:formula="of:=SQRT( (1-[.B8])/2)" office:value-type="float" office:value="0.0245412285229122" calcext:value-type="float">
            <text:p>0.02454122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(1+[.B9])/2)" office:value-type="float" office:value="0.999924701839145" calcext:value-type="float">
            <text:p>0.9999247018</text:p>
          </table:table-cell>
          <table:table-cell table:formula="of:=SQRT( (1-[.B9])/2)" office:value-type="float" office:value="0.0122715382857193" calcext:value-type="float">
            <text:p>0.012271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(1+[.B10])/2)" office:value-type="float" office:value="0.999981175282601" calcext:value-type="float">
            <text:p>0.9999811753</text:p>
          </table:table-cell>
          <table:table-cell table:formula="of:=SQRT( (1-[.B10])/2)" office:value-type="float" office:value="0.00613588464915602" calcext:value-type="float">
            <text:p>0.00613588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(1+[.B11])/2)" office:value-type="float" office:value="0.999995293809576" calcext:value-type="float">
            <text:p>0.9999952938</text:p>
          </table:table-cell>
          <table:table-cell table:formula="of:=SQRT( (1-[.B11])/2)" office:value-type="float" office:value="0.00306795676296871" calcext:value-type="float">
            <text:p>0.0030679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(1+[.B12])/2)" office:value-type="float" office:value="0.999998823451702" calcext:value-type="float">
            <text:p>0.9999988235</text:p>
          </table:table-cell>
          <table:table-cell table:formula="of:=SQRT( (1-[.B12])/2)" office:value-type="float" office:value="0.00153398018628156" calcext:value-type="float">
            <text:p>0.00153398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(1+[.B13])/2)" office:value-type="float" office:value="0.999999705862882" calcext:value-type="float">
            <text:p>0.9999997059</text:p>
          </table:table-cell>
          <table:table-cell table:formula="of:=SQRT( (1-[.B13])/2)" office:value-type="float" office:value="0.000766990318752704" calcext:value-type="float">
            <text:p>0.00076699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(1+[.B14])/2)" office:value-type="float" office:value="0.999999926465718" calcext:value-type="float">
            <text:p>0.9999999265</text:p>
          </table:table-cell>
          <table:table-cell table:formula="of:=SQRT( (1-[.B14])/2)" office:value-type="float" office:value="0.000383495187566529" calcext:value-type="float">
            <text:p>0.00038349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(1+[.B15])/2)" office:value-type="float" office:value="0.999999981616429" calcext:value-type="float">
            <text:p>0.9999999816</text:p>
          </table:table-cell>
          <table:table-cell table:formula="of:=SQRT( (1-[.B15])/2)" office:value-type="float" office:value="0.000191747597257278" calcext:value-type="float">
            <text:p>0.0001917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QRT((1+[.B16])/2)" office:value-type="float" office:value="0.999999995404107" calcext:value-type="float">
            <text:p>0.9999999954</text:p>
          </table:table-cell>
          <table:table-cell table:formula="of:=SQRT( (1-[.B16])/2)" office:value-type="float" office:value="0.0000958737992800168" calcext:value-type="float">
            <text:p>0.0000958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(1+[.B17])/2)" office:value-type="float" office:value="0.999999998851027" calcext:value-type="float">
            <text:p>0.9999999989</text:p>
          </table:table-cell>
          <table:table-cell table:formula="of:=SQRT( (1-[.B17])/2)" office:value-type="float" office:value="0.0000479368994952578" calcext:value-type="float">
            <text:p>0.00004793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QRT((1+[.B18])/2)" office:value-type="float" office:value="0.999999999712757" calcext:value-type="float">
            <text:p>0.9999999997</text:p>
          </table:table-cell>
          <table:table-cell table:formula="of:=SQRT( (1-[.B18])/2)" office:value-type="float" office:value="0.0000239684494581277" calcext:value-type="float">
            <text:p>0.0000239684</text:p>
          </table:table-cell>
        </table:table-row>
        <table:table-row table:style-name="ro1">
          <table:table-cell/>
          <table:table-cell table:formula="of:=SQRT((1+[.B19])/2)" office:value-type="float" office:value="0.999999999928189" calcext:value-type="float">
            <text:p>0.9999999999</text:p>
          </table:table-cell>
          <table:table-cell table:formula="of:=SQRT( (1-[.B19])/2)" office:value-type="float" office:value="0.0000119842258870685" calcext:value-type="float">
            <text:p>0.0000119842</text:p>
          </table:table-cell>
        </table:table-row>
        <table:table-row table:style-name="ro1">
          <table:table-cell/>
          <table:table-cell table:formula="of:=SQRT((1+[.B20])/2)" office:value-type="float" office:value="0.999999999982047" calcext:value-type="float">
            <text:p>1.0000000000</text:p>
          </table:table-cell>
          <table:table-cell table:formula="of:=SQRT( (1-[.B20])/2)" office:value-type="float" office:value="0.00000599211525954283" calcext:value-type="float">
            <text:p>0.0000059921</text:p>
          </table:table-cell>
        </table:table-row>
        <table:table-row table:style-name="ro1">
          <table:table-cell/>
          <table:table-cell table:formula="of:=SQRT((1+[.B21])/2)" office:value-type="float" office:value="0.999999999995512" calcext:value-type="float">
            <text:p>1.0000000000</text:p>
          </table:table-cell>
          <table:table-cell table:formula="of:=SQRT( (1-[.B21])/2)" office:value-type="float" office:value="0.00000299605994577867" calcext:value-type="float">
            <text:p>0.0000029961</text:p>
          </table:table-cell>
        </table:table-row>
        <table:table-row table:style-name="ro1">
          <table:table-cell/>
          <table:table-cell table:formula="of:=SQRT((1+[.B22])/2)" office:value-type="float" office:value="0.999999999998878" calcext:value-type="float">
            <text:p>1.0000000000</text:p>
          </table:table-cell>
          <table:table-cell table:formula="of:=SQRT( (1-[.B22])/2)" office:value-type="float" office:value="0.00000149802997288934" calcext:value-type="float">
            <text:p>0.0000014980</text:p>
          </table:table-cell>
        </table:table-row>
        <table:table-row table:style-name="ro1">
          <table:table-cell/>
          <table:table-cell table:formula="of:=SQRT((1+[.B23])/2)" office:value-type="float" office:value="0.999999999999719" calcext:value-type="float">
            <text:p>1.0000000000</text:p>
          </table:table-cell>
          <table:table-cell table:formula="of:=SQRT( (1-[.B23])/2)" office:value-type="float" office:value="0.000000749033514266433" calcext:value-type="float">
            <text:p>0.0000007490</text:p>
          </table:table-cell>
        </table:table-row>
        <table:table-row table:style-name="ro1">
          <table:table-cell/>
          <table:table-cell table:formula="of:=SQRT((1+[.B24])/2)" office:value-type="float" office:value="0.99999999999993" calcext:value-type="float">
            <text:p>1.0000000000</text:p>
          </table:table-cell>
          <table:table-cell table:formula="of:=SQRT( (1-[.B24])/2)" office:value-type="float" office:value="0.000000374535284267569" calcext:value-type="float">
            <text:p>0.0000003745</text:p>
          </table:table-cell>
        </table:table-row>
        <table:table-row table:style-name="ro1">
          <table:table-cell/>
          <table:table-cell table:formula="of:=SQRT((1+[.B25])/2)" office:value-type="float" office:value="0.999999999999982" calcext:value-type="float">
            <text:p>1.0000000000</text:p>
          </table:table-cell>
          <table:table-cell table:formula="of:=SQRT( (1-[.B25])/2)" office:value-type="float" office:value="0.000000187304691820987" calcext:value-type="float">
            <text:p>0.0000001873</text:p>
          </table:table-cell>
        </table:table-row>
        <table:table-row table:style-name="ro1">
          <table:table-cell/>
          <table:table-cell table:formula="of:=SQRT((1+[.B26])/2)" office:value-type="float" office:value="0.999999999999996" calcext:value-type="float">
            <text:p>1.0000000000</text:p>
          </table:table-cell>
          <table:table-cell table:formula="of:=SQRT( (1-[.B26])/2)" office:value-type="float" office:value="0.0000000936523459104935" calcext:value-type="float">
            <text:p>0.0000000937</text:p>
          </table:table-cell>
        </table:table-row>
        <table:table-row table:style-name="ro1">
          <table:table-cell/>
          <table:table-cell table:formula="of:=SQRT((1+[.B27])/2)" office:value-type="float" office:value="0.999999999999999" calcext:value-type="float">
            <text:p>1.0000000000</text:p>
          </table:table-cell>
          <table:table-cell table:formula="of:=SQRT( (1-[.B27])/2)" office:value-type="float" office:value="0.0000000471216091538724" calcext:value-type="float">
            <text:p>0.0000000471</text:p>
          </table:table-cell>
        </table:table-row>
        <table:table-row table:style-name="ro1">
          <table:table-cell/>
          <table:table-cell table:formula="of:=SQRT((1+[.B28])/2)" office:value-type="float" office:value="1" calcext:value-type="float">
            <text:p>1.0000000000</text:p>
          </table:table-cell>
          <table:table-cell table:formula="of:=SQRT( (1-[.B28])/2)" office:value-type="float" office:value="0" calcext:value-type="float">
            <text:p>0.0000000000</text:p>
          </table:table-cell>
        </table:table-row>
        <table:table-row table:style-name="ro1">
          <table:table-cell/>
          <table:table-cell table:formula="of:=SQRT((1+[.B29])/2)" office:value-type="float" office:value="1" calcext:value-type="float">
            <text:p>1.0000000000</text:p>
          </table:table-cell>
          <table:table-cell table:formula="of:=SQRT( (1-[.B29])/2)" office:value-type="float" office:value="0" calcext:value-type="float">
            <text:p>0.0000000000</text:p>
          </table:table-cell>
        </table:table-row>
        <table:table-row table:style-name="ro1">
          <table:table-cell/>
          <table:table-cell table:formula="of:=SQRT((1+[.B30])/2)" office:value-type="float" office:value="1" calcext:value-type="float">
            <text:p>1.0000000000</text:p>
          </table:table-cell>
          <table:table-cell table:formula="of:=SQRT( (1-[.B30])/2)" office:value-type="float" office:value="0" calcext:value-type="float">
            <text:p>0.0000000000</text:p>
          </table:table-cell>
        </table:table-row>
        <table:table-row table:style-name="ro1">
          <table:table-cell/>
          <table:table-cell table:formula="of:=SQRT((1+[.B31])/2)" office:value-type="float" office:value="1" calcext:value-type="float">
            <text:p>1.0000000000</text:p>
          </table:table-cell>
          <table:table-cell table:formula="of:=SQRT( (1-[.B31])/2)" office:value-type="float" office:value="0" calcext:value-type="float">
            <text:p>0.0000000000</text:p>
          </table:table-cell>
        </table:table-row>
        <table:table-row table:style-name="ro1">
          <table:table-cell/>
          <table:table-cell table:formula="of:=SQRT((1+[.B32])/2)" office:value-type="float" office:value="1" calcext:value-type="float">
            <text:p>1.0000000000</text:p>
          </table:table-cell>
          <table:table-cell table:formula="of:=SQRT( (1-[.B32])/2)" office:value-type="float" office:value="0" calcext:value-type="float">
            <text:p>0.0000000000</text:p>
          </table:table-cell>
        </table:table-row>
        <table:table-row table:style-name="ro1">
          <table:table-cell/>
          <table:table-cell table:formula="of:=SQRT((1+[.B33])/2)" office:value-type="float" office:value="1" calcext:value-type="float">
            <text:p>1.0000000000</text:p>
          </table:table-cell>
          <table:table-cell table:formula="of:=SQRT( (1-[.B33])/2)" office:value-type="float" office:value="0" calcext:value-type="float">
            <text:p>0.0000000000</text:p>
          </table:table-cell>
        </table:table-row>
        <table:table-row table:style-name="ro1">
          <table:table-cell/>
          <table:table-cell table:formula="of:=SQRT((1+[.B34])/2)" office:value-type="float" office:value="1" calcext:value-type="float">
            <text:p>1.0000000000</text:p>
          </table:table-cell>
          <table:table-cell table:formula="of:=SQRT( (1-[.B34])/2)" office:value-type="float" office:value="0" calcext:value-type="float">
            <text:p>0.0000000000</text:p>
          </table:table-cell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3:10:44.868227468</meta:creation-date>
    <dc:date>2018-05-17T01:25:04.786246295</dc:date>
    <meta:editing-duration>PT1H43M57S</meta:editing-duration>
    <meta:editing-cycles>1</meta:editing-cycles>
    <meta:document-statistic meta:table-count="1" meta:cell-count="88" meta:object-count="0"/>
    <meta:generator>LibreOffice/4.2.8.2$Linux_X86_64 LibreOffice_project/420m0$Build-2</meta:generator>
  </office:meta>
</office:document-meta>
</file>